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6ADE8906C8C02CB9.jpg" manifest:media-type="image/jpeg"/>
  <manifest:file-entry manifest:full-path="Pictures/100000000000030C000004106D256236B614E30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6D256236B614E304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6ADE8906C8C02CB9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3:40:50.582207579</meta:creation-date>
    <meta:generator>LibreOffice/6.0.7.3$Linux_X86_64 LibreOffice_project/00m0$Build-3</meta:generator>
    <dc:date>2019-04-10T23:41:32.636632170</dc:date>
    <meta:editing-duration>PT46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</office:meta>
</office:document-meta>
</file>